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top="0cm" fo:margin-bottom="0cm"/>
    </style:style>
    <style:style style:name="P2" style:family="paragraph">
      <style:paragraph-properties fo:line-height="100%"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<text:span text:style-name="T1">c++deep026_</text:span><text:span text:style-name="T1">虚析构函数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"><text:span text:style-name="T1">#01 </text:span><text:span text:style-name="T1">虚析构函数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2">加入虚析构函数前</text:span></text:p>
                <text:list>
                  <text:list-item>
                    <text:p text:style-name="P2"><text:span text:style-name="T2">通过 基类的指针 删除 派生类对象时，</text:span></text:p>
                  </text:list-item>
                  <text:list-item>
                    <text:p text:style-name="P2"><text:span text:style-name="T2">只调用基类的析构函数</text:span></text:p>
                  </text:list-item>
                </text:list>
              </text:list-item>
              <text:list-item>
                <text:p text:style-name="P2"><text:span text:style-name="T2">加入虚析构函数后</text:span></text:p>
                <text:list>
                  <text:list-item>
                    <text:p text:style-name="P2"><text:span text:style-name="T2">通过基类指针删除一个派生类对象时，</text:span></text:p>
                  </text:list-item>
                  <text:list-item>
                    <text:p text:style-name="P2"><text:span text:style-name="T2">先调用派生类的析构函数，</text:span></text:p>
                  </text:list-item>
                  <text:list-item>
                    <text:p text:style-name="P2"><text:span text:style-name="T2">再调用基类的析构函数</text:span></text:p>
                  </text:list-item>
                </text:list>
              </text:list-item>
              <text:list-item>
                <text:p text:style-name="P2"><text:span text:style-name="T2">类如果定义了虚函数</text:span><text:span text:style-name="T2">, </text:span><text:span text:style-name="T2">则最好将析构函数也定义成虚函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#02 构造函数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不允许以虚函数作为构造函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09:43:39.668534356</meta:creation-date>
    <dc:date>2017-11-06T14:43:17.403207711</dc:date>
    <meta:editing-duration>PT24M28S</meta:editing-duration>
    <meta:editing-cycles>4</meta:editing-cycles>
    <meta:generator>LibreOffice/4.2.8.2$Linux_X86_64 LibreOffice_project/420m0$Build-2</meta:generator>
    <meta:document-statistic meta:object-count="33"/>
  </office:meta>
</office:document-meta>
</file>